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Source Han Sans CN" svg:font-family="'Source Han Sans C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officeooo:rsid="0021730c" officeooo:paragraph-rsid="002780e1"/>
    </style:style>
    <style:style style:name="P2" style:family="paragraph" style:parent-style-name="Text_20_body">
      <style:text-properties officeooo:rsid="0021730c" officeooo:paragraph-rsid="0029c6e1"/>
    </style:style>
    <style:style style:name="P3" style:family="paragraph" style:parent-style-name="Text_20_body">
      <style:text-properties officeooo:rsid="0021730c" officeooo:paragraph-rsid="002ba9f4"/>
    </style:style>
    <style:style style:name="P4" style:family="paragraph" style:parent-style-name="Subtitle">
      <style:text-properties officeooo:rsid="0016a255" officeooo:paragraph-rsid="0016a255"/>
    </style:style>
    <style:style style:name="P5" style:family="paragraph" style:parent-style-name="Table_20_Contents">
      <style:text-properties officeooo:rsid="004ac40e" officeooo:paragraph-rsid="004ac40e"/>
    </style:style>
    <style:style style:name="P6" style:family="paragraph" style:parent-style-name="Table_20_Contents">
      <style:text-properties officeooo:rsid="004b5045" officeooo:paragraph-rsid="004b5045"/>
    </style:style>
    <style:style style:name="P7" style:family="paragraph" style:parent-style-name="Table_20_Contents">
      <style:text-properties officeooo:rsid="004b8e12" officeooo:paragraph-rsid="004b8e12"/>
    </style:style>
    <style:style style:name="P8" style:family="paragraph" style:parent-style-name="Table_20_Contents">
      <style:text-properties officeooo:rsid="004b8e12" officeooo:paragraph-rsid="0050ef50"/>
    </style:style>
    <style:style style:name="P9" style:family="paragraph" style:parent-style-name="Table_20_Contents">
      <style:text-properties officeooo:rsid="004d324c" officeooo:paragraph-rsid="004d324c"/>
    </style:style>
    <style:style style:name="P10" style:family="paragraph" style:parent-style-name="Table_20_Contents">
      <style:text-properties officeooo:rsid="004ef794" officeooo:paragraph-rsid="004ef794"/>
    </style:style>
    <style:style style:name="P11" style:family="paragraph" style:parent-style-name="Table_20_Contents">
      <style:text-properties officeooo:rsid="0050ef50" officeooo:paragraph-rsid="0050ef50"/>
    </style:style>
    <style:style style:name="P12" style:family="paragraph" style:parent-style-name="Table_20_Contents">
      <style:text-properties officeooo:rsid="00513a96" officeooo:paragraph-rsid="00513a96"/>
    </style:style>
    <style:style style:name="P13" style:family="paragraph" style:parent-style-name="Table_20_Contents">
      <style:text-properties fo:font-weight="bold" officeooo:rsid="004ac40e" officeooo:paragraph-rsid="004ac40e" style:font-weight-asian="bold" style:font-weight-complex="bold"/>
    </style:style>
    <style:style style:name="P14" style:family="paragraph" style:parent-style-name="Table_20_Contents">
      <style:text-properties officeooo:rsid="005430ac" officeooo:paragraph-rsid="005430ac"/>
    </style:style>
    <style:style style:name="P15" style:family="paragraph" style:parent-style-name="Table_20_Contents">
      <style:text-properties officeooo:rsid="005430ac" officeooo:paragraph-rsid="006256f6"/>
    </style:style>
    <style:style style:name="P16" style:family="paragraph" style:parent-style-name="Table_20_Contents">
      <style:text-properties officeooo:rsid="0055bb3a" officeooo:paragraph-rsid="0055bb3a"/>
    </style:style>
    <style:style style:name="P17" style:family="paragraph" style:parent-style-name="Table_20_Contents">
      <style:text-properties officeooo:rsid="00589766" officeooo:paragraph-rsid="00589766"/>
    </style:style>
    <style:style style:name="P18" style:family="paragraph" style:parent-style-name="Table_20_Contents">
      <style:text-properties officeooo:rsid="005c09a2" officeooo:paragraph-rsid="005c09a2"/>
    </style:style>
    <style:style style:name="P19" style:family="paragraph" style:parent-style-name="Table_20_Contents">
      <style:text-properties officeooo:rsid="005ec863" officeooo:paragraph-rsid="005ec863"/>
    </style:style>
    <style:style style:name="P20" style:family="paragraph" style:parent-style-name="Table_20_Contents">
      <style:text-properties officeooo:rsid="00624493" officeooo:paragraph-rsid="00624493"/>
    </style:style>
    <style:style style:name="P21" style:family="paragraph" style:parent-style-name="Table_20_Contents">
      <style:text-properties officeooo:rsid="006256f6" officeooo:paragraph-rsid="006256f6"/>
    </style:style>
    <style:style style:name="P22" style:family="paragraph" style:parent-style-name="Text_20_body">
      <style:text-properties fo:font-size="12pt" officeooo:rsid="0016a255" officeooo:paragraph-rsid="00202624" style:font-size-asian="12pt" style:font-size-complex="12pt"/>
    </style:style>
    <style:style style:name="P23" style:family="paragraph" style:parent-style-name="Text_20_body">
      <style:text-properties fo:font-size="12pt" officeooo:rsid="00173dc0" officeooo:paragraph-rsid="001cb2c0" style:font-size-asian="12pt" style:font-size-complex="12pt"/>
    </style:style>
    <style:style style:name="P24" style:family="paragraph" style:parent-style-name="Text_20_body">
      <style:text-properties fo:font-size="12pt" officeooo:rsid="001e96d5" officeooo:paragraph-rsid="001e96d5" style:font-size-asian="12pt" style:font-size-complex="12pt"/>
    </style:style>
    <style:style style:name="P25" style:family="paragraph" style:parent-style-name="Text_20_body">
      <style:text-properties officeooo:rsid="002fa899" officeooo:paragraph-rsid="0033e868"/>
    </style:style>
    <style:style style:name="P26" style:family="paragraph" style:parent-style-name="Text_20_body">
      <style:text-properties officeooo:rsid="002fa899" officeooo:paragraph-rsid="0035c5d4"/>
    </style:style>
    <style:style style:name="P27" style:family="paragraph" style:parent-style-name="Text_20_body">
      <style:text-properties officeooo:rsid="002fa899" officeooo:paragraph-rsid="0037e13b"/>
    </style:style>
    <style:style style:name="P28" style:family="paragraph" style:parent-style-name="Text_20_body">
      <style:text-properties officeooo:rsid="0035c5d4" officeooo:paragraph-rsid="0035c5d4"/>
    </style:style>
    <style:style style:name="P29" style:family="paragraph" style:parent-style-name="Text_20_body">
      <style:text-properties officeooo:rsid="004238f6" officeooo:paragraph-rsid="004238f6"/>
    </style:style>
    <style:style style:name="P30" style:family="paragraph" style:parent-style-name="Text_20_body">
      <style:text-properties officeooo:rsid="00424d46" officeooo:paragraph-rsid="00424d46"/>
    </style:style>
    <style:style style:name="P31" style:family="paragraph" style:parent-style-name="Text_20_body">
      <style:text-properties officeooo:rsid="00461bcb" officeooo:paragraph-rsid="00461bcb"/>
    </style:style>
    <style:style style:name="P32" style:family="paragraph" style:parent-style-name="Text_20_body">
      <style:text-properties officeooo:rsid="0049da05" officeooo:paragraph-rsid="0049da05"/>
    </style:style>
    <style:style style:name="P33" style:family="paragraph" style:parent-style-name="Text_20_body">
      <style:text-properties officeooo:rsid="0049f2cc" officeooo:paragraph-rsid="004ac40e"/>
    </style:style>
    <style:style style:name="P34" style:family="paragraph" style:parent-style-name="Title">
      <style:text-properties fo:font-size="20pt" officeooo:rsid="0016a255" officeooo:paragraph-rsid="0016a255" style:font-size-asian="20pt" style:font-size-complex="20pt"/>
    </style:style>
    <style:style style:name="P35" style:family="paragraph" style:parent-style-name="Text_20_body">
      <style:text-properties style:font-name="Liberation Serif" officeooo:rsid="0029c6e1" officeooo:paragraph-rsid="0029c6e1"/>
    </style:style>
    <style:style style:name="P36" style:family="paragraph" style:parent-style-name="Text_20_body">
      <style:text-properties style:font-name="Liberation Serif" officeooo:rsid="006cf92f" officeooo:paragraph-rsid="004ac40e"/>
    </style:style>
    <style:style style:name="P37" style:family="paragraph" style:parent-style-name="Text_20_body">
      <style:text-properties style:font-name="Liberation Serif" officeooo:rsid="006cf92f" officeooo:paragraph-rsid="006d5100"/>
    </style:style>
    <style:style style:name="P38" style:family="paragraph" style:parent-style-name="Text_20_body">
      <style:text-properties style:font-name="Liberation Serif" officeooo:rsid="006d5100" officeooo:paragraph-rsid="006f1bbb"/>
    </style:style>
    <style:style style:name="P39" style:family="paragraph" style:parent-style-name="Text_20_body">
      <style:text-properties style:font-name="Liberation Serif1" officeooo:rsid="0029c6e1" officeooo:paragraph-rsid="002ba9f4"/>
    </style:style>
    <style:style style:name="P40" style:family="paragraph" style:parent-style-name="Text_20_body">
      <style:text-properties style:font-name="Liberation Serif1" officeooo:rsid="007cb899" officeooo:paragraph-rsid="007d9774"/>
    </style:style>
    <style:style style:name="P41" style:family="paragraph" style:parent-style-name="Text_20_body">
      <style:text-properties officeooo:rsid="006f1bbb" officeooo:paragraph-rsid="006f1bbb"/>
    </style:style>
    <style:style style:name="P42" style:family="paragraph" style:parent-style-name="Text_20_body">
      <style:text-properties officeooo:rsid="008226b5" officeooo:paragraph-rsid="008226b5"/>
    </style:style>
    <style:style style:name="P43" style:family="paragraph" style:parent-style-name="Text_20_body">
      <style:text-properties officeooo:rsid="0070b254" officeooo:paragraph-rsid="0070b254"/>
    </style:style>
    <style:style style:name="P44" style:family="paragraph" style:parent-style-name="Text_20_body">
      <style:text-properties officeooo:rsid="0071d602" officeooo:paragraph-rsid="00755758"/>
    </style:style>
    <style:style style:name="P45" style:family="paragraph" style:parent-style-name="Text_20_body">
      <style:text-properties officeooo:paragraph-rsid="007b3025"/>
    </style:style>
    <style:style style:name="P46" style:family="paragraph" style:parent-style-name="Text_20_body">
      <style:text-properties officeooo:paragraph-rsid="007d9774"/>
    </style:style>
    <style:style style:name="P47" style:family="paragraph" style:parent-style-name="Text_20_body">
      <style:text-properties officeooo:paragraph-rsid="008226b5"/>
    </style:style>
    <style:style style:name="P48" style:family="paragraph" style:parent-style-name="Text_20_body">
      <style:text-properties officeooo:rsid="007cb899" officeooo:paragraph-rsid="007d9774"/>
    </style:style>
    <style:style style:name="P49" style:family="paragraph" style:parent-style-name="Text_20_body">
      <style:text-properties officeooo:rsid="008795b6" officeooo:paragraph-rsid="008795b6"/>
    </style:style>
    <style:style style:name="P50" style:family="paragraph" style:parent-style-name="Text_20_body">
      <style:paragraph-properties fo:break-before="page"/>
      <style:text-properties officeooo:rsid="008795b6" officeooo:paragraph-rsid="008795b6"/>
    </style:style>
    <style:style style:name="P51" style:family="paragraph" style:parent-style-name="Heading_20_1">
      <style:text-properties officeooo:rsid="00202624" officeooo:paragraph-rsid="00202624"/>
    </style:style>
    <style:style style:name="P52" style:family="paragraph" style:parent-style-name="Heading_20_2">
      <style:paragraph-properties fo:break-before="page"/>
      <style:text-properties officeooo:rsid="0021730c" officeooo:paragraph-rsid="0021730c"/>
    </style:style>
    <style:style style:name="P53" style:family="paragraph" style:parent-style-name="Heading_20_2">
      <style:text-properties officeooo:rsid="009052e2" officeooo:paragraph-rsid="00937c92"/>
    </style:style>
    <style:style style:name="P54" style:family="paragraph" style:parent-style-name="Heading_20_3">
      <style:text-properties officeooo:rsid="003bb467" officeooo:paragraph-rsid="0037e13b"/>
    </style:style>
    <style:style style:name="P55" style:family="paragraph" style:parent-style-name="Heading_20_3">
      <style:text-properties officeooo:rsid="0041f39d" officeooo:paragraph-rsid="003bb467"/>
    </style:style>
    <style:style style:name="P56" style:family="paragraph" style:parent-style-name="Heading_20_3">
      <style:text-properties officeooo:rsid="00937c92" officeooo:paragraph-rsid="00937c92"/>
    </style:style>
    <style:style style:name="P57" style:family="paragraph" style:parent-style-name="Heading_20_3">
      <style:text-properties officeooo:paragraph-rsid="009bfcd1"/>
    </style:style>
    <style:style style:name="P58" style:family="paragraph" style:parent-style-name="Heading_20_4">
      <style:text-properties officeooo:rsid="0041f39d" officeooo:paragraph-rsid="0041f39d"/>
    </style:style>
    <style:style style:name="P59" style:family="paragraph" style:parent-style-name="Heading_20_4">
      <style:text-properties officeooo:rsid="006f1bbb" officeooo:paragraph-rsid="006f1bbb"/>
    </style:style>
    <style:style style:name="P60" style:family="paragraph" style:parent-style-name="Heading_20_4">
      <style:text-properties officeooo:rsid="00768461" officeooo:paragraph-rsid="00768461"/>
    </style:style>
    <style:style style:name="P61" style:family="paragraph" style:parent-style-name="Heading_20_4">
      <style:text-properties officeooo:rsid="008226b5" officeooo:paragraph-rsid="008226b5"/>
    </style:style>
    <style:style style:name="P62" style:family="paragraph" style:parent-style-name="Heading_20_4">
      <style:text-properties officeooo:paragraph-rsid="009bfcd1"/>
    </style:style>
    <style:style style:name="P63" style:family="paragraph" style:parent-style-name="Text_20_body" style:list-style-name="L1">
      <style:text-properties fo:font-size="12pt" officeooo:rsid="0016a255" officeooo:paragraph-rsid="0016a255" style:font-size-asian="12pt" style:font-size-complex="12pt"/>
    </style:style>
    <style:style style:name="P64" style:family="paragraph" style:parent-style-name="Text_20_body">
      <style:text-properties officeooo:paragraph-rsid="00937c92"/>
    </style:style>
    <style:style style:name="P65" style:family="paragraph" style:parent-style-name="Text_20_body">
      <style:text-properties officeooo:rsid="0094db5e" officeooo:paragraph-rsid="0094db5e"/>
    </style:style>
    <style:style style:name="P66" style:family="paragraph" style:parent-style-name="Text_20_body">
      <style:text-properties officeooo:paragraph-rsid="009d7665"/>
    </style:style>
    <style:style style:name="P67" style:family="paragraph" style:parent-style-name="Text_20_body">
      <style:text-properties officeooo:paragraph-rsid="009f3287"/>
    </style:style>
    <style:style style:name="T1" style:family="text">
      <style:text-properties fo:font-size="16pt" style:font-size-asian="16pt" style:font-size-complex="16pt"/>
    </style:style>
    <style:style style:name="T2" style:family="text">
      <style:text-properties fo:font-size="16pt" officeooo:rsid="00173dc0" style:font-size-asian="16pt" style:font-size-complex="16pt"/>
    </style:style>
    <style:style style:name="T3" style:family="text">
      <style:text-properties officeooo:rsid="00184d6b"/>
    </style:style>
    <style:style style:name="T4" style:family="text">
      <style:text-properties officeooo:rsid="0018c09b"/>
    </style:style>
    <style:style style:name="T5" style:family="text">
      <style:text-properties officeooo:rsid="001a0e33"/>
    </style:style>
    <style:style style:name="T6" style:family="text">
      <style:text-properties officeooo:rsid="001cb2c0"/>
    </style:style>
    <style:style style:name="T7" style:family="text">
      <style:text-properties style:font-name="Liberation Serif"/>
    </style:style>
    <style:style style:name="T8" style:family="text">
      <style:text-properties style:font-name="Liberation Serif" officeooo:rsid="0022bd42"/>
    </style:style>
    <style:style style:name="T9" style:family="text">
      <style:text-properties style:font-name="Liberation Serif" officeooo:rsid="0025a86f"/>
    </style:style>
    <style:style style:name="T10" style:family="text">
      <style:text-properties style:font-name="Liberation Serif" officeooo:rsid="00276ecd"/>
    </style:style>
    <style:style style:name="T11" style:family="text">
      <style:text-properties style:font-name="Liberation Serif" officeooo:rsid="001cb2c0"/>
    </style:style>
    <style:style style:name="T12" style:family="text">
      <style:text-properties style:font-name="Liberation Serif" officeooo:rsid="0029348d"/>
    </style:style>
    <style:style style:name="T13" style:family="text">
      <style:text-properties style:font-name="Liberation Serif" officeooo:rsid="0029c6e1"/>
    </style:style>
    <style:style style:name="T14" style:family="text">
      <style:text-properties style:font-name="Liberation Serif" officeooo:rsid="0033e868"/>
    </style:style>
    <style:style style:name="T15" style:family="text">
      <style:text-properties style:font-name="Liberation Serif" officeooo:rsid="0035c5d4"/>
    </style:style>
    <style:style style:name="T16" style:family="text">
      <style:text-properties style:font-name="Liberation Serif" officeooo:rsid="00479665"/>
    </style:style>
    <style:style style:name="T17" style:family="text">
      <style:text-properties style:font-name="Liberation Serif" officeooo:rsid="0048723d"/>
    </style:style>
    <style:style style:name="T18" style:family="text">
      <style:text-properties style:font-name="Liberation Serif" officeooo:rsid="0049f2cc"/>
    </style:style>
    <style:style style:name="T19" style:family="text">
      <style:text-properties style:font-name="Liberation Serif" officeooo:rsid="004a1d58"/>
    </style:style>
    <style:style style:name="T20" style:family="text">
      <style:text-properties style:font-name="Liberation Serif" officeooo:rsid="004ac40e"/>
    </style:style>
    <style:style style:name="T21" style:family="text">
      <style:text-properties style:font-name="Liberation Serif" officeooo:rsid="00755758"/>
    </style:style>
    <style:style style:name="T22" style:family="text">
      <style:text-properties style:font-name="Liberation Serif" officeooo:rsid="00768461"/>
    </style:style>
    <style:style style:name="T23" style:family="text">
      <style:text-properties style:font-name="Liberation Serif" officeooo:rsid="007cb899"/>
    </style:style>
    <style:style style:name="T24" style:family="text">
      <style:text-properties style:font-name="Liberation Serif" officeooo:rsid="007d9774"/>
    </style:style>
    <style:style style:name="T25" style:family="text">
      <style:text-properties style:font-name="Liberation Serif" officeooo:rsid="009052e2"/>
    </style:style>
    <style:style style:name="T26" style:family="text">
      <style:text-properties style:font-name="Liberation Serif1"/>
    </style:style>
    <style:style style:name="T27" style:family="text">
      <style:text-properties style:font-name="Liberation Serif1" officeooo:rsid="0022bd42"/>
    </style:style>
    <style:style style:name="T28" style:family="text">
      <style:text-properties style:font-name="Liberation Serif1" officeooo:rsid="0025a86f"/>
    </style:style>
    <style:style style:name="T29" style:family="text">
      <style:text-properties style:font-name="Liberation Serif1" officeooo:rsid="0029c6e1"/>
    </style:style>
    <style:style style:name="T30" style:family="text">
      <style:text-properties style:font-name="Liberation Serif1" officeooo:rsid="002a64f0"/>
    </style:style>
    <style:style style:name="T31" style:family="text">
      <style:text-properties style:font-name="Liberation Serif1" officeooo:rsid="002ba9f4"/>
    </style:style>
    <style:style style:name="T32" style:family="text">
      <style:text-properties style:font-name="Liberation Serif1" officeooo:rsid="002c1869"/>
    </style:style>
    <style:style style:name="T33" style:family="text">
      <style:text-properties style:font-name="Liberation Serif1" officeooo:rsid="002cd63b"/>
    </style:style>
    <style:style style:name="T34" style:family="text">
      <style:text-properties style:font-name="Liberation Serif1" officeooo:rsid="002d871d"/>
    </style:style>
    <style:style style:name="T35" style:family="text">
      <style:text-properties style:font-name="Liberation Serif1" officeooo:rsid="002ee7b8"/>
    </style:style>
    <style:style style:name="T36" style:family="text">
      <style:text-properties style:font-name="Liberation Serif1" officeooo:rsid="002f7870"/>
    </style:style>
    <style:style style:name="T37" style:family="text">
      <style:text-properties style:font-name="Liberation Serif1" officeooo:rsid="00306244"/>
    </style:style>
    <style:style style:name="T38" style:family="text">
      <style:text-properties style:font-name="Liberation Serif1" officeooo:rsid="0030a11a"/>
    </style:style>
    <style:style style:name="T39" style:family="text">
      <style:text-properties style:font-name="Liberation Serif1" officeooo:rsid="00323073"/>
    </style:style>
    <style:style style:name="T40" style:family="text">
      <style:text-properties style:font-name="Liberation Serif1" officeooo:rsid="0033e868"/>
    </style:style>
    <style:style style:name="T41" style:family="text">
      <style:text-properties style:font-name="Liberation Serif1" officeooo:rsid="0035c5d4"/>
    </style:style>
    <style:style style:name="T42" style:family="text">
      <style:text-properties style:font-name="Liberation Serif1" officeooo:rsid="00364c1f"/>
    </style:style>
    <style:style style:name="T43" style:family="text">
      <style:text-properties style:font-name="Liberation Serif1" officeooo:rsid="0037e13b"/>
    </style:style>
    <style:style style:name="T44" style:family="text">
      <style:text-properties style:font-name="Liberation Serif1" officeooo:rsid="0050ef50"/>
    </style:style>
    <style:style style:name="T45" style:family="text">
      <style:text-properties style:font-name="Liberation Serif1" officeooo:rsid="0067fc57"/>
    </style:style>
    <style:style style:name="T46" style:family="text">
      <style:text-properties style:font-name="Liberation Serif1" officeooo:rsid="007cb899"/>
    </style:style>
    <style:style style:name="T47" style:family="text">
      <style:text-properties style:font-name="Liberation Serif1" officeooo:rsid="007d9774"/>
    </style:style>
    <style:style style:name="T48" style:family="text">
      <style:text-properties style:font-name="Liberation Serif1" officeooo:rsid="007ecc71"/>
    </style:style>
    <style:style style:name="T49" style:family="text">
      <style:text-properties style:font-name="Liberation Serif1" officeooo:rsid="008086b0"/>
    </style:style>
    <style:style style:name="T50" style:family="text">
      <style:text-properties style:font-name="Liberation Serif1" officeooo:rsid="0080ed33"/>
    </style:style>
    <style:style style:name="T51" style:family="text">
      <style:text-properties style:font-name="Liberation Serif1" officeooo:rsid="008226b5"/>
    </style:style>
    <style:style style:name="T52" style:family="text">
      <style:text-properties officeooo:rsid="001d5717"/>
    </style:style>
    <style:style style:name="T53" style:family="text">
      <style:text-properties officeooo:rsid="00202624"/>
    </style:style>
    <style:style style:name="T54" style:family="text">
      <style:text-properties officeooo:rsid="0022bd42"/>
    </style:style>
    <style:style style:name="T55" style:family="text">
      <style:text-properties officeooo:rsid="00276ecd"/>
    </style:style>
    <style:style style:name="T56" style:family="text">
      <style:text-properties officeooo:rsid="002780e1"/>
    </style:style>
    <style:style style:name="T57" style:family="text">
      <style:text-properties style:text-position="super 58%" style:font-name="Liberation Serif1" officeooo:rsid="0033e868"/>
    </style:style>
    <style:style style:name="T58" style:family="text">
      <style:text-properties style:text-position="0% 100%" style:font-name="Liberation Serif1" officeooo:rsid="0033e868"/>
    </style:style>
    <style:style style:name="T59" style:family="text">
      <style:text-properties style:text-position="0% 100%" style:font-name="Liberation Serif1" fo:font-style="italic" officeooo:rsid="0033e868" style:font-style-asian="italic" style:font-style-complex="italic"/>
    </style:style>
    <style:style style:name="T60" style:family="text">
      <style:text-properties style:text-position="0% 100%" style:font-name="Liberation Serif1" fo:font-style="normal" officeooo:rsid="0033e868" style:font-style-asian="normal" style:font-style-complex="normal"/>
    </style:style>
    <style:style style:name="T61" style:family="text">
      <style:text-properties style:text-position="0% 100%" style:font-name="Liberation Serif1" fo:font-style="normal" officeooo:rsid="0035c5d4" style:font-style-asian="normal" style:font-style-complex="normal"/>
    </style:style>
    <style:style style:name="T62" style:family="text">
      <style:text-properties officeooo:rsid="0043dccf"/>
    </style:style>
    <style:style style:name="T63" style:family="text">
      <style:text-properties officeooo:rsid="00452ef9"/>
    </style:style>
    <style:style style:name="T64" style:family="text">
      <style:text-properties officeooo:rsid="004b5045"/>
    </style:style>
    <style:style style:name="T65" style:family="text">
      <style:text-properties officeooo:rsid="0050ef50"/>
    </style:style>
    <style:style style:name="T66" style:family="text">
      <style:text-properties officeooo:rsid="00511624"/>
    </style:style>
    <style:style style:name="T67" style:family="text">
      <style:text-properties officeooo:rsid="00520147"/>
    </style:style>
    <style:style style:name="T68" style:family="text">
      <style:text-properties officeooo:rsid="0053c39d"/>
    </style:style>
    <style:style style:name="T69" style:family="text">
      <style:text-properties officeooo:rsid="0057b79c"/>
    </style:style>
    <style:style style:name="T70" style:family="text">
      <style:text-properties officeooo:rsid="005a5a46"/>
    </style:style>
    <style:style style:name="T71" style:family="text">
      <style:text-properties officeooo:rsid="005cda1b"/>
    </style:style>
    <style:style style:name="T72" style:family="text">
      <style:text-properties officeooo:rsid="0060be4d"/>
    </style:style>
    <style:style style:name="T73" style:family="text">
      <style:text-properties officeooo:rsid="006256f6"/>
    </style:style>
    <style:style style:name="T74" style:family="text">
      <style:text-properties officeooo:rsid="006cf92f"/>
    </style:style>
    <style:style style:name="T75" style:family="text">
      <style:text-properties officeooo:rsid="006d5100"/>
    </style:style>
    <style:style style:name="T76" style:family="text">
      <style:text-properties officeooo:rsid="006f1bbb"/>
    </style:style>
    <style:style style:name="T77" style:family="text">
      <style:text-properties officeooo:rsid="00707320"/>
    </style:style>
    <style:style style:name="T78" style:family="text">
      <style:text-properties officeooo:rsid="0070b254"/>
    </style:style>
    <style:style style:name="T79" style:family="text">
      <style:text-properties officeooo:rsid="00716ca9"/>
    </style:style>
    <style:style style:name="T80" style:family="text">
      <style:text-properties officeooo:rsid="0071d602"/>
    </style:style>
    <style:style style:name="T81" style:family="text">
      <style:text-properties officeooo:rsid="00755758"/>
    </style:style>
    <style:style style:name="T82" style:family="text">
      <style:text-properties officeooo:rsid="00768461"/>
    </style:style>
    <style:style style:name="T83" style:family="text">
      <style:text-properties fo:font-style="normal" fo:font-weight="normal" officeooo:rsid="00768461" style:font-style-asian="normal" style:font-weight-asian="normal" style:font-style-complex="normal" style:font-weight-complex="normal"/>
    </style:style>
    <style:style style:name="T84" style:family="text">
      <style:text-properties fo:font-style="normal" fo:font-weight="normal" officeooo:rsid="007cb899" style:font-style-asian="normal" style:font-weight-asian="normal" style:font-style-complex="normal" style:font-weight-complex="normal"/>
    </style:style>
    <style:style style:name="T85" style:family="text">
      <style:text-properties officeooo:rsid="00793b8d"/>
    </style:style>
    <style:style style:name="T86" style:family="text">
      <style:text-properties officeooo:rsid="007945b2"/>
    </style:style>
    <style:style style:name="T87" style:family="text">
      <style:text-properties officeooo:rsid="0079ac11"/>
    </style:style>
    <style:style style:name="T88" style:family="text">
      <style:text-properties officeooo:rsid="007b3025"/>
    </style:style>
    <style:style style:name="T89" style:family="text">
      <style:text-properties fo:font-size="12pt" officeooo:rsid="0016a255" style:font-size-asian="12pt" style:font-size-complex="12pt"/>
    </style:style>
    <style:style style:name="T90" style:family="text">
      <style:text-properties officeooo:rsid="007cb899"/>
    </style:style>
    <style:style style:name="T91" style:family="text">
      <style:text-properties officeooo:rsid="007d9774"/>
    </style:style>
    <style:style style:name="T92" style:family="text">
      <style:text-properties officeooo:rsid="0083d07e"/>
    </style:style>
    <style:style style:name="T93" style:family="text">
      <style:text-properties officeooo:rsid="00840ed7"/>
    </style:style>
    <style:style style:name="T94" style:family="text">
      <style:text-properties officeooo:rsid="0084e61d"/>
    </style:style>
    <style:style style:name="T95" style:family="text">
      <style:text-properties officeooo:rsid="00883930"/>
    </style:style>
    <style:style style:name="T96" style:family="text">
      <style:text-properties officeooo:rsid="00898a28"/>
    </style:style>
    <style:style style:name="T97" style:family="text">
      <style:text-properties officeooo:rsid="008a4e14"/>
    </style:style>
    <style:style style:name="T98" style:family="text">
      <style:text-properties officeooo:rsid="008b3954"/>
    </style:style>
    <style:style style:name="T99" style:family="text">
      <style:text-properties officeooo:rsid="008b39f8"/>
    </style:style>
    <style:style style:name="T100" style:family="text">
      <style:text-properties officeooo:rsid="008c4fe0"/>
    </style:style>
    <style:style style:name="T101" style:family="text">
      <style:text-properties officeooo:rsid="008dad21"/>
    </style:style>
    <style:style style:name="T102" style:family="text">
      <style:text-properties officeooo:rsid="008ec5e4"/>
    </style:style>
    <style:style style:name="T103" style:family="text">
      <style:text-properties officeooo:rsid="008f1a41"/>
    </style:style>
    <style:style style:name="T104" style:family="text">
      <style:text-properties officeooo:rsid="0041f39d"/>
    </style:style>
    <style:style style:name="T105" style:family="text">
      <style:text-properties officeooo:rsid="0094db5e"/>
    </style:style>
    <style:style style:name="T106" style:family="text">
      <style:text-properties officeooo:rsid="00966994"/>
    </style:style>
    <style:style style:name="T107" style:family="text">
      <style:text-properties officeooo:rsid="0097725f"/>
    </style:style>
    <style:style style:name="T108" style:family="text">
      <style:text-properties officeooo:rsid="00995617"/>
    </style:style>
    <style:style style:name="T109" style:family="text">
      <style:text-properties officeooo:rsid="0099ac32"/>
    </style:style>
    <style:style style:name="T110" style:family="text">
      <style:text-properties officeooo:rsid="0099eca3"/>
    </style:style>
    <style:style style:name="T111" style:family="text">
      <style:text-properties officeooo:rsid="009bc166"/>
    </style:style>
    <style:style style:name="T112" style:family="text">
      <style:text-properties officeooo:rsid="009bfcd1"/>
    </style:style>
    <style:style style:name="T113" style:family="text">
      <style:text-properties officeooo:rsid="009d7665"/>
    </style:style>
    <style:style style:name="T114" style:family="text">
      <style:text-properties officeooo:rsid="009f3287"/>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Van onderwijsvisie naar realisatie</text:p>
      <text:p text:style-name="P4"><text:span text:style-name="T1">Verwerkelijking binnen </text:span><text:span text:style-name="T2">vakken en projecten</text:span></text:p>
      <text:h text:style-name="P51" text:outline-level="1">Inleiding</text:h>
      <text:p text:style-name="P22">In hoofdstuk 5 van het “Opleidingsprofiel Technische Informatica” <text:span text:style-name="T75">(verder aan te duiden met OTI) </text:span>wordt een visie op onderwijs geschetst, gebaseerd op de volgende vijf uitgangspunten:</text:p>
      <text:list xml:id="list3015882274" text:style-name="L1">
        <text:list-item>
          <text:p text:style-name="P63">Studeren met plezier</text:p>
        </text:list-item>
        <text:list-item>
          <text:p text:style-name="P63">Studeren met nieuwsgierigheid</text:p>
        </text:list-item>
        <text:list-item>
          <text:p text:style-name="P63">Studeren binnen een contextrijke leeromgeving</text:p>
        </text:list-item>
        <text:list-item>
          <text:p text:style-name="P63">Studeren door te leren van en met andere studenten en docenten</text:p>
        </text:list-item>
        <text:list-item>
          <text:p text:style-name="P63">Studeren met eigenaarschap en verantwoordlijkheid</text:p>
        </text:list-item>
      </text:list>
      <text:p text:style-name="P23">In hoofdstuk 6, 7 en 8 wordt deze visie verder uitgewerkt op <text:span text:style-name="T3">niveau van leerlijnen, namelijk de praktijklijn, de kennislijn en de studentgestuurde lijn. </text:span><text:span text:style-name="T5">Daarbij komt ook toetsing aan de orde.</text:span><text:span text:style-name="T3"><text:line-break/><text:line-break/>Dit document gaat over de volgende stap, het concreet maken van de genoemde visie binnen projecten, vakken, stage en afstuderen. Om deze stap inderdaad zo concreet mogelijk te maken, word</text:span><text:span text:style-name="T4">t voorbeeld</text:span><text:span text:style-name="T5">en</text:span><text:span text:style-name="T4"> </text:span><text:span text:style-name="T5">ontleend</text:span><text:span text:style-name="T4"> </text:span><text:span text:style-name="T5">aan </text:span><text:span text:style-name="T4">het huidige onderwijsaanbod. Dit onderwijsaanbod is een bewegend doel. </text:span><text:span text:style-name="T5">De voorbeelden kunnen echter worden vertaald naar andere projecten en vakken.</text:span></text:p>
      <text:p text:style-name="P23"/>
      <text:p text:style-name="P23"><text:span text:style-name="T6">De voorbeelden zijn vrij ver uitgewerkt, ook weer om </text:span><text:span text:style-name="T52">ze zo concreet mogelijk te maken.</text:span><text:span text:style-name="T6"> Dat houdt niet in dat de </text:span><text:span text:style-name="T52">details</text:span><text:span text:style-name="T6"> in steen gebeiteld staan.<text:line-break/>De bedoeling is idee</text:span><text:span text:style-name="T11">ë</text:span><text:span text:style-name="T6">n aan te dragen voor een haalbaar pad. Dat pad kent uiteraard vele variaties.</text:span><text:span text:style-name="T5"><text:line-break/></text:span></text:p>
      <text:p text:style-name="P24">Voor een heldere structuur wordt als indeling van dit document de splitsing in leerlijnen aangehouden. Echter <text:span text:style-name="T53">zijn ook juist de dwarsverbindingen tussen met name de praktijklijn en de kennislijn van belang, met name voor uitgangspunt 3: Studeren binnen een contextrijke leeromgeving. De praktijklijn kan een deel van de context verschaffen die studenten nieuwsgierig maakt naar de kennislijn. Daarmee wordt ook uitgangspunt 2 geraakt.é</text:span></text:p>
      <text:h text:style-name="P52" text:outline-level="2">Lift-project</text:h>
      <text:h text:style-name="P54" text:outline-level="3">Wat is het</text:h>
      <text:p text:style-name="P1">Het lift-project is op dit moment voor alle HR-TI studenten de eerste kennismaking met een stukje praktische vakinhoud. <text:span text:style-name="T54">Studenten bouwen met </text:span><text:span text:style-name="T55">hun halve </text:span><text:span text:style-name="T54">stamgroep een lift. </text:span><text:span text:style-name="T55">(Stamgroepen, bestaande uit ca. 8 studenten, zijn een middel om studenten te helpen aansluiting vinden bij studiegenoten.</text:span><text:span text:style-name="T56">)</text:span><text:span text:style-name="T55"> </text:span><text:span text:style-name="T54">Iedere student bouwt een verdieping, bestuurd door een Arduino Uno. Het gaat daarbij om een numerieke display, knoppen en het detecteren van de liftpositie.</text:span></text:p>
      <text:p text:style-name="P2"><text:span text:style-name="T54">Daarnaast is er een centrale besturing, eveneens een Arduino, die de verdiepingen co</text:span><text:span text:style-name="T8">ö</text:span><text:span text:style-name="T27">rdineert en de liftmotor aanstuurt. De verdiepings-Arduino’s en de centrale Arduino communiceren met elkaar via een eenvoudig serieel protocol. Programmering gebeurt in principe in C, sommige studenten gebruiken de C++ faciliteiten die in de Arduino IDE aanwezig zijn.<text:line-break/><text:line-break/>De studenten gaan dit project in met een minimum aan voorkennis. De meesten kunnen net een beetje programmeren in C, netwerken en protocollen zijn nieuw voor ze en op een paar hobbyisten na weten de meesten weinig van hardware.</text:span><text:span text:style-name="T8"> </text:span><text:span text:style-name="T10">De werkwijze is </text:span><text:span text:style-name="T12">bij de meesten </text:span><text:span text:style-name="T10">verkennend en ad-hoc. </text:span><text:span text:style-name="T12">G</text:span><text:span text:style-name="T9">oed kijken naar het logica en mechanica van een echte lift gebeurt weinig tot niet. </text:span><text:span text:style-name="T10">Met een laser-cutter worden de wanden van de schacht en de liftkooi uitgesneden, waarna </text:span><text:span text:style-name="T8">éé</text:span><text:span text:style-name="T10">n en ander in elkaar wordt gezet, vaak met behulp van een lijmpistool.<text:line-break/><text:line-break/></text:span><text:span text:style-name="T13">Wat betreft de electronica gaan studenten aan de slag met de zogenaamde brooddoos, een bak met hardware die iedere TI student aan het begin van z’n studie krijgt. Als het geheel niet blijkt te werken wordt er veel gepiekerd en </text:span><text:span text:style-name="T14">vaak </text:span><text:span text:style-name="T13">lukraak geprobeerd. Soms helpen ze elkaar, soms zitten ze in hun eentje te mod</text:span><text:span text:style-name="T14">deren</text:span><text:span text:style-name="T13">. </text:span><text:span text:style-name="T14">S</text:span><text:span text:style-name="T27">ystematisch zoeken naar fouten, door hard- en software afzonderlijk te testen en de </text:span><text:span text:style-name="T28">mogelijke fout</text:span><text:span text:style-name="T27">oorzaken </text:span><text:span text:style-name="T8">één voor één te elimineren </text:span><text:span text:style-name="T14">is</text:span><text:span text:style-name="T8"> voor de meesten onbekend terrein. </text:span></text:p>
      <text:p text:style-name="P35"/>
      <text:p text:style-name="P3"><text:span text:style-name="T29">Er wordt vooral veel gekeken </text:span><text:span text:style-name="T45">naar </text:span><text:span text:style-name="T29">pin-nummers en </text:span><text:span text:style-name="T40">draadjes, bij dat laatste soms maar lang niet altijd geholpen door systematisch kleurgebruik</text:span><text:span text:style-name="T29">. </text:span><text:span text:style-name="T27">Het verschil tussen stroom en spanning, hoe je deze grootheden zou kunnen meten en waarom je dat zou doen is bij velen onbekend. </text:span><text:span text:style-name="T29">Dat er ergens in het gebouw universeelmeters liggen te wachten om dichter bij de foutoorzaak te komen is bij vrijwel geen enkele student in beeld. Dat ook een ledje met een serieweerstand je hierbij zou kunnen helpen is een goed bewaard geheim.</text:span></text:p>
      <text:p text:style-name="P39"/>
      <text:p text:style-name="P3"><text:span text:style-name="T30">Enerzijds </text:span><text:span text:style-name="T31">zou je kunnen zeggen dat </text:span><text:span text:style-name="T32">de uitgangspunten 4 en 5 hier vollop aan de orde kunnen komen. Anderzijds zitten sommigen wel erg lang in een impasse. Als je niet weet d</text:span><text:span text:style-name="T33">at er systematische manieren bestaan om fouten te traceren en dat er spullen en truukjes bestaan die je daarbij kunnen helpen, blijf je misschien worstelen zonder op het idee te komen </text:span><text:span text:style-name="T34">dat andere mensen je verder zouden kunnen helpen. </text:span><text:span text:style-name="T36">Je weet immers nog niet dat er een “verder” is. </text:span><text:span text:style-name="T35">Enige worsteling en spontaan ontwaken het eigen initiatief om een medestudent of docent om hulp te vragen is leerzaam. Een te lange </text:span><text:soft-page-break/><text:span text:style-name="T35">worsteling kan zowel ontmoedigend als tijdverspillend zijn. Het is een kwestie van balans.<text:line-break/><text:line-break/></text:span></text:p>
      <text:p text:style-name="P25"><text:span text:style-name="T26">Veel groepen maken een soort taakverdeling, op basis van veronderstelde aanleg. </text:span><text:span text:style-name="T38">Vaak</text:span><text:span text:style-name="T26"> is er wel </text:span><text:span text:style-name="T7">een student</text:span><text:span text:style-name="T26"> in het groepje die al eerder geprogrammeerd heeft. Deze </text:span><text:span text:style-name="T37">neemt</text:span><text:span text:style-name="T26"> dan </text:span><text:span text:style-name="T37">vaak </text:span><text:span text:style-name="T26">de </text:span><text:span text:style-name="T37">software</text:span><text:span text:style-name="T26"> </text:span><text:span text:style-name="T37">voor z’n rekening. Soms is dat alleen de centrale software, soms programmeert diezelfde student ook alle verdiepingen. Bij vragen van een docent over de voortgang van de software wordt dan naar deze persoon verwezen, </text:span><text:span text:style-name="T38">soms met enig ontzag.</text:span><text:span text:style-name="T37"> Ook hier zitten weer twee kanten aan. De taken verdelen is goed. Ieder op z’n eigen eiland is, </text:span><text:span text:style-name="T38">blijkens uitgangspunt 4, </text:span><text:span text:style-name="T37"><text:s/>niet de bedoeling</text:span><text:span text:style-name="T38">.</text:span></text:p>
      <text:p text:style-name="P26"><text:span text:style-name="T40">Het communicatieprotocol tussen de Arduino’s is een verhaal apart. Studenten focussen vrijwel zonder uitzondering op de technische details van I</text:span><text:span text:style-name="T57">2</text:span><text:span text:style-name="T58">C. De vraag </text:span><text:span text:style-name="T59">welke informatie</text:span><text:span text:style-name="T60"> de verdiepingen zouden moeten uitwisselen wordt pas in laatste instantie gesteld. Bij aanvan</text:span><text:span text:style-name="T61">g van de studie is dit begrijpelijk. Het heeft ook te maken met de instroom. We krijgen nu eenmaal niet alleen studenten met een (in aanleg) goed abstractievermogen. </text:span><text:span text:style-name="T60">Deze “details eerst” aanpak blijkt </text:span><text:span text:style-name="T61">echter </text:span><text:span text:style-name="T60">ook in hogere leerjaren nog door veel studenten te worden gevolgd, </text:span><text:span text:style-name="T61">waardoor men zich bijvoorbeeld bij het afstuderen helemaal commit aan een bepaald merk of type hardware, die soms niet of niet snel genoeg leverbaar blijkt.</text:span><text:span text:style-name="T60"> </text:span><text:span text:style-name="T61">Wat dat betreft zou er binnen de studie een constante aansporing moeten zijn, ontwerpproblemen wat meer vanuit een (zich ontwikkelende) helikopterview te benaderen.</text:span><text:span text:style-name="T38"><text:line-break/></text:span></text:p>
      <text:p text:style-name="P28"><text:span text:style-name="T38">E</text:span><text:span text:style-name="T26">n dan is er nog het aspect van de ge</text:span><text:span text:style-name="T7">ï</text:span><text:span text:style-name="T26">nvesteerde </text:span><text:span text:style-name="T42">aandacht, tijd en energie. Het liftproject is niet de enige studieactiviteit. Dat een bepaalde studieactiviteit even alle aandacht opeist is een bekend fenomeen. Het antwoord van een willekeurige student op de vraag waarom </text:span><text:span text:style-name="T44">z</text:span><text:span text:style-name="T42">ij dit of dat nog niet gedaan heeft, is vaak: eind van de week moet project zus of zo klaar zijn. </text:span><text:span text:style-name="T43">Plannen blijkt iets dat geleerd moet worden. Positief punt: Al doende leert men vaak ook dit. Negatief punt: Indien een project of vak te veel energie wegzuigt bij andere studieactiviteiten kan uitval het gevolg zijn. Ook hier weer de noodzaak van balans.</text:span></text:p>
      <text:p text:style-name="P27"><text:span text:style-name="T38"><text:line-break/>Uiteindelijk ontstaat een lift die het wel of niet doet. Daarbinnen zijn er nuances. Liften die een enigszins efficiente volgorde van passagiers oppikken hanteren zijn in de minderheid. Liften die het helemaal niet doen gelukkig ook. </text:span><text:span text:style-name="T39">Al met al leren de meesten heel wat van dit project. </text:span><text:span text:style-name="T41">Een mooi project dus, met zowel technische als professional en interpersonal skills aspecten. De idee</text:span><text:span text:style-name="T15">ë</text:span><text:span text:style-name="T41">n die nu volgen betreffende het nog meer verwerken van de besproken onderwijsvisie kunnen er een nog mooier project van maken.</text:span></text:p>
      <text:h text:style-name="P55" text:outline-level="3">Het project door de bril van de 5 uitgangspunten</text:h>
      <text:h text:style-name="P58" text:outline-level="4">1. Studeren met plezier</text:h>
      <text:p text:style-name="P29">Als je de studenten op onze verdieping aan dit project bezig ziet, valt de informele sfeer en het contact tussen de studenten op. Het is een soort zoemende bijenkorf, zowel op het onderwijsplein als in de lokalen er omheen en ook in het stadslab. Een mooi eikpunt is de situatie tijdens de Corona lockdowns. Wat waren ze blij elkaar af en toe te zien. De meesten varen wel bij fysieke aanwezigheid en contact <text:soft-page-break/>met studiegenoten en docenten. Voor studenten die niet te ver weg wonen is ook het dagritme een positief element: <text:span text:style-name="T62">uit je bed </text:span><text:span text:style-name="T63">komen </text:span><text:span text:style-name="T62">en ergens heen </text:span><text:span text:style-name="T63">gaan </text:span><text:span text:style-name="T62">waar het gezellig is.</text:span></text:p>
      <text:p text:style-name="P30">Daarnaast zijn velen gefascineerd door het knutselen met al die mysterieuze blokjes, busjes, draadjes en lampjes en knopjes. Ook de aansturing hiervan met software heeft voor velen z’n bekoring. Plezier in de inhoud van het vak, al is de diepte en dagelijkse werkelijkheid van dat vak nog grotendeels aan het oog onttrokken. Degenen die dat helemaal niet hebben? Misschien komt het nog, misschien past een andere studie beter bij ze. Niet alles is be<text:span text:style-name="T7">ï</text:span><text:span text:style-name="T26">nvloedbaar.</text:span></text:p>
      <text:p text:style-name="P31">Tenstlotte is er het plezier van de overwinning: Moeilijke problemen tegenkomen, ze <text:span text:style-name="T7">één voor één oplossen en tenslotte een werkend systeem. Zelf gemaakt, </text:span><text:span text:style-name="T25">s</text:span><text:span text:style-name="T7">amen met je team. Een vreugdevolle ervaring en positieve bekrachtiging. Yes, I can!</text:span></text:p>
      <text:p text:style-name="P31"><text:span text:style-name="T7">En er zijn ook zaken die beter kunnen. Urenlang worstelen en er niet uitkomen, waarna iemand anders het wel even in orde maakt </text:span><text:span text:style-name="T16">doet afbreuk aan het plezier. Het project is voor veel eerstejaars hoog gegrepen, zelfs in z’n eenvoudigste vorm. </text:span><text:span text:style-name="T17">Iets meer structuur en begeleiding z</text:span><text:span text:style-name="T19">al</text:span><text:span text:style-name="T17"> helpen. Dat hoeft niet persee altijd 1 op 1 persoonlijke begeleiding te zijn. Ook een reader of video waarin wordt getoond hoe je zoiets nu eigenlijk aanpakt is begeleiding.</text:span></text:p>
      <text:p text:style-name="P32"><text:span text:style-name="T17">H</text:span><text:span text:style-name="T7">et gaat daarbij niet om een stap voor stap “handleiding” maar meer om aanwijzingen over hoe je </text:span><text:span text:style-name="T19">een zo’n combinatie-project van hard- en software</text:span><text:span text:style-name="T7"> behapbaar maakt. Aanwijzingen die voor docenten vanzelf spreken zoals sys</text:span><text:span text:style-name="T19">t</text:span><text:span text:style-name="T7">ematisch gebruik van draadkleuren, het onafhankelijk testen van subonderdelen van zowel hardware als software en het grondig testen van de hardware voordat deze als debugging vehicle voor de software wordt gebruikt zijn zo maar wat zaken die studenten op het goede spoor kunnen zetten, zonder ze daarbij het plezier en het leereffect van zelf </text:span><text:span text:style-name="T18">zoeken en vinden</text:span><text:span text:style-name="T7"> te ontnemen.</text:span></text:p>
      <text:p text:style-name="P33"><text:span text:style-name="T7">Wat betreft structuur kan een voorbeeld-stappenplan worden aangereikt, een beetje zoals een </text:span><text:span text:style-name="T20">voorbeeld</text:span><text:span text:style-name="T7">-indeling van een </text:span><text:span text:style-name="T20">afstudeer- of stage</text:span><text:span text:style-name="T7">verslag. </text:span><text:span text:style-name="T20">Hierin worden een aantal verstandige stappen bij het <text:s/>maken van een dergelijke toepassing genoemd, met per stap het nut ervan en wat hints omtrent de praktische uitvoering. Een voorbeeld van zo’n stappenplan staat in onderstaande tabel.<text:line-break/><text:line-break/></text:span></text:p>
      <table:table table:name="Table1" table:style-name="Table1">
        <table:table-column table:style-name="Table1.A" table:number-columns-repeated="3"/>
        <table:table-row table:style-name="TableLine94283259657472">
          <table:table-cell table:style-name="Table1.A1" office:value-type="string">
            <text:p text:style-name="P13">Stap</text:p>
          </table:table-cell>
          <table:table-cell table:style-name="Table1.A1" office:value-type="string">
            <text:p text:style-name="P13">Waarom</text:p>
          </table:table-cell>
          <table:table-cell table:style-name="Table1.C1" office:value-type="string">
            <text:p text:style-name="P13">Hoe</text:p>
          </table:table-cell>
        </table:table-row>
        <table:table-row table:style-name="TableLine94283259795904">
          <table:table-cell table:style-name="Table1.A2" office:value-type="string">
            <text:p text:style-name="P9">Eenduidig boven tafel krijgen van de vereisten aan het projectresultaat</text:p>
          </table:table-cell>
          <table:table-cell table:style-name="Table1.A2" office:value-type="string">
            <text:p text:style-name="P9">Helder vasleggen wat precies moet worden gemaakt</text:p>
          </table:table-cell>
          <table:table-cell table:style-name="Table1.C2" office:value-type="string">
            <text:p text:style-name="P9">Bestuderen en samenvatten van bestaande specificatie of, indien deze niet voor handen is, achterhalen en vastleggen ervan</text:p>
          </table:table-cell>
        </table:table-row>
        <table:table-row table:style-name="TableLine94283259797440">
          <table:table-cell table:style-name="Table1.A2" office:value-type="string">
            <text:p text:style-name="P10">Kiezen van principe-oplossingen om het projectresultaat te verkrijgen</text:p>
          </table:table-cell>
          <table:table-cell table:style-name="Table1.A2" office:value-type="string">
            <text:p text:style-name="P10">Zo’n principe-ontwerp maakt duidelijk welke taken er zoal zijn bij de realisatie ervan</text:p>
          </table:table-cell>
          <table:table-cell table:style-name="Table1.C2" office:value-type="string">
            <text:p text:style-name="P10">Samen creatief nadenken en overleggen, zodat gebruik wordt gemaakt van alle idee<text:span text:style-name="T7">ën binnen de groep</text:span></text:p>
          </table:table-cell>
        </table:table-row>
        <table:table-row table:style-name="TableLine94283259798272">
          <table:table-cell table:style-name="Table1.A2" office:value-type="string">
            <text:p text:style-name="P7">Inventariseren van kennis, vaardigheden en voorkeur Het bieden van enige sturende <text:soft-page-break/>begeleiding is in overeenstemming met niveau 1 van tabel 2 in het OTI.binnen de groep</text:p>
          </table:table-cell>
          <table:table-cell table:style-name="Table1.A2" office:value-type="string">
            <text:p text:style-name="P7">Zo kan men er voor zorgen dat ieder datgene doet waar <text:span text:style-name="T65">z</text:span>ij goed in is of wil worden</text:p>
          </table:table-cell>
          <table:table-cell table:style-name="Table1.C2" office:value-type="string">
            <text:p text:style-name="P11">Ieder <text:span text:style-name="T66">groepslid</text:span> geeft aan waar zij goed in is of wat zij wil leren.é</text:p>
          </table:table-cell>
        </table:table-row>
        <table:table-row table:style-name="TableLine94283259799216">
          <table:table-cell table:style-name="Table1.A2" office:value-type="string">
            <text:p text:style-name="P5">Inventariseren van taken binnen het project</text:p>
          </table:table-cell>
          <table:table-cell table:style-name="Table1.A2" office:value-type="string">
            <text:p text:style-name="P5">Zo kunnen deze taken worden verdeeld <text:span text:style-name="T64">onder de groepsleden</text:span></text:p>
          </table:table-cell>
          <table:table-cell table:style-name="Table1.C2" office:value-type="string">
            <text:p text:style-name="P6">Zoek taken waarvan het resultaat onafhankelijk kan worden getest</text:p>
          </table:table-cell>
        </table:table-row>
        <table:table-row table:style-name="TableLine94283259800240">
          <table:table-cell table:style-name="Table1.A2" office:value-type="string">
            <text:p text:style-name="P11">Verdelen van de taken</text:p>
          </table:table-cell>
          <table:table-cell table:style-name="Table1.A2" office:value-type="string">
            <text:p text:style-name="P11">Doorlooptijd verkleinen</text:p>
          </table:table-cell>
          <table:table-cell table:style-name="Table1.C2" office:value-type="string">
            <text:p text:style-name="P8">Elk groepslid geeft minimaal 2 voorkeurstaken aan. Uiteindelijk wordt in overleg besloten. De verdeling van taken over groepsleden hoeft niet 1 op 1 te zijn</text:p>
          </table:table-cell>
        </table:table-row>
        <table:table-row table:style-name="TableLine94283259801136">
          <table:table-cell table:style-name="Table1.A2" office:value-type="string">
            <text:p text:style-name="P7">Inventariseren van de benodigde hardware-onderdelen</text:p>
          </table:table-cell>
          <table:table-cell table:style-name="Table1.A2" office:value-type="string">
            <text:p text:style-name="P7">Het kan zijn dat niet alles op voorraad is. Sommige dingen moeten zelf worden gemaakt uit basismaterialen</text:p>
          </table:table-cell>
          <table:table-cell table:style-name="Table1.C2" office:value-type="string">
            <text:p text:style-name="P12">Opstellen van materialenlijst <text:span text:style-name="T67">met bron waar</text:span><text:span text:style-name="T68">uit</text:span><text:span text:style-name="T67"> deze kunnen worden betrokken </text:span><text:span text:style-name="T68">en, indien van toepassing,</text:span><text:span text:style-name="T67"> kosten</text:span></text:p>
          </table:table-cell>
        </table:table-row>
        <table:table-row table:style-name="TableLine94283259802080">
          <table:table-cell table:style-name="Table1.A2" office:value-type="string">
            <text:p text:style-name="P17"><text:span text:style-name="T70">Splitsen van het totale hardware systeem in</text:span> onafhankelijk testbare deelsystemen</text:p>
          </table:table-cell>
          <table:table-cell table:style-name="Table1.A2" office:value-type="string">
            <text:p text:style-name="P17">Het is dan snel duidelijk in welk deelsysteem “<text:span text:style-name="T74">het niet doet”</text:span></text:p>
          </table:table-cell>
          <table:table-cell table:style-name="Table1.C2" office:value-type="string">
            <text:p text:style-name="P18">Deelsystemen zo kiezen dat ze zo min mogelijk verweven zijn</text:p>
          </table:table-cell>
        </table:table-row>
        <table:table-row table:style-name="TableLine94283259803024">
          <table:table-cell table:style-name="Table1.A2" office:value-type="string">
            <text:p text:style-name="P14">Splitsen van de benodigde software in onderdelen</text:p>
          </table:table-cell>
          <table:table-cell table:style-name="Table1.A2" office:value-type="string">
            <text:p text:style-name="P14">Zo kan aan die onderdelen onafhankelijk worden gewerkt en kunnen ze onafhankelijk worden getest</text:p>
          </table:table-cell>
          <table:table-cell table:style-name="Table1.C2" office:value-type="string">
            <text:p text:style-name="P16">Maak de splitsing zo dat de onderdelen zo min mogelijk met elkaar verweven zijn</text:p>
          </table:table-cell>
        </table:table-row>
        <table:table-row table:style-name="TableLine94283259803888">
          <table:table-cell table:style-name="Table1.A2" office:value-type="string">
            <text:p text:style-name="P17">Vervaardiging en individueel testen van hardware-<text:span text:style-name="T71">deelsystemen</text:span></text:p>
          </table:table-cell>
          <table:table-cell table:style-name="Table1.A2" office:value-type="string">
            <text:p text:style-name="P19">Een systeem dat uit betrouwbare deelsystemen wordt opgebouwd is meestal zelf ook betrouwbaar</text:p>
          </table:table-cell>
          <table:table-cell table:style-name="Table1.C2" office:value-type="string">
            <text:p text:style-name="P19">Gebruik van test-hulpmidd<text:span text:style-name="T72">e</text:span>len zoals een universeelmeter</text:p>
          </table:table-cell>
        </table:table-row>
        <table:table-row table:style-name="TableLine94283259804832">
          <table:table-cell table:style-name="Table1.A2" office:value-type="string">
            <text:p text:style-name="P20">Testen van de hardware als geheel</text:p>
          </table:table-cell>
          <table:table-cell table:style-name="Table1.A2" office:value-type="string">
            <text:p text:style-name="P20">Zo verkrijgt men een stevige basis waarop in een volgende stap de software kan worden getest</text:p>
          </table:table-cell>
          <table:table-cell table:style-name="Table1.C2" office:value-type="string">
            <text:p text:style-name="P20">Dit kan door rechtstreeks de I/O van de besturing(en) in te lezen en aan te sturen met behulp van <text:span text:style-name="T74">een</text:span> eenvoudig testprogram<text:span text:style-name="T74">maprint (type (ship) .__name__, ship.name, ship.length, ship.orientation)</text:span></text:p>
          </table:table-cell>
        </table:table-row>
        <table:table-row table:style-name="TableLine94283259805776">
          <table:table-cell table:style-name="Table1.A2" office:value-type="string">
            <text:p text:style-name="P21">Testen van delen van de software op de grondig geteste hardware (unittest)</text:p>
          </table:table-cell>
          <table:table-cell table:style-name="Table1.A2" office:value-type="string">
            <text:p text:style-name="P15"><text:span text:style-name="T73">Zo</text:span> wordt <text:span text:style-name="T69">snel</text:span> duidelijk waar <text:span text:style-name="T69">eventuele </text:span>fouten zitten</text:p>
          </table:table-cell>
          <table:table-cell table:style-name="Table1.C2" office:value-type="string">
            <text:p text:style-name="P21">De diverse software-onderdelen aansturen via speciale, eenvoudige test-code</text:p>
          </table:table-cell>
        </table:table-row>
        <table:table-row table:style-name="TableLine94283259806720">
          <table:table-cell table:style-name="Table1.A2" office:value-type="string">
            <text:p text:style-name="P21">Testen van de samengevoegde software op de samengevoegde hardware (integratietest)</text:p>
          </table:table-cell>
          <table:table-cell table:style-name="Table1.A2" office:value-type="string">
            <text:p text:style-name="P21">Hiermee wordt een correcte samenwerking tussen alle delen getest</text:p>
          </table:table-cell>
          <table:table-cell table:style-name="Table1.C2" office:value-type="string">
            <text:p text:style-name="P21">Stel een testplan op aan de hand van de vereisten, voer dit stap voor stap uit en leg de resultaten vast</text:p>
          </table:table-cell>
        </table:table-row>
        <table:table-row table:style-name="TableLine94283259807664">
          <table:table-cell table:style-name="Table1.A2" office:value-type="string">
            <text:p text:style-name="P21">Opstellen gebruiksdocumentatie</text:p>
          </table:table-cell>
          <table:table-cell table:style-name="Table1.A2" office:value-type="string">
            <text:p text:style-name="P21">Een gebruiker moet weten hoe hij het systeem kan bedienen</text:p>
          </table:table-cell>
          <table:table-cell table:style-name="Table1.C2" office:value-type="string">
            <text:p text:style-name="P21">Bekijk het systeem vanuit het standpunt van een gebruiker zonder technische kennis</text:p>
          </table:table-cell>
        </table:table-row>
      </table:table>
      <text:p text:style-name="P36"/>
      <text:p text:style-name="P38"><text:soft-page-break/><text:span text:style-name="T76">Een dergelijk</text:span><text:span text:style-name="T74"> stappenplan </text:span>zorgt dat de studenten niet helemaal “het bos in gaan”, want daar leren ze weinig van. Goede gewoonten, zoals een systematische aanpak bij opbouw en testen kunnen niet vroeg genoeg worden aangereikt. Het bieden van enige sturende begeleiding is in overeenstemming met niveau 1 van tabel 2 in het OTI.</text:p>
      <text:p text:style-name="P37"><text:span text:style-name="T75">Zo krijgen</text:span> de studenten enige steun bij het aanpakken van het project <text:span text:style-name="T75">en verminder</text:span><text:span text:style-name="T76">t</text:span><text:span text:style-name="T75"> de frustratie</text:span>, maar <text:span text:style-name="T75">blijven de uitdaging en het plezier van de overwinning volop bestaan.</text:span></text:p>
      <text:h text:style-name="P59" text:outline-level="4">2. Studeren met nieuwsgierigheid</text:h>
      <text:p text:style-name="P41">Sommige studenten zijn van nature nieuwsgierig. <text:span text:style-name="T77">Anderen zijn vooral gefocust op het snel en succesvol afronden van de studie. Dat mag, maar zonder nieuwsgierigheid worden veel kansen op het zich eigen maken van kennis gemist. Er ontstaat dan een patroon van kortstondige inspanning om </text:span><text:span text:style-name="T78">een voldoende te halen, waarbij de opgedane kennis nauwelijks blijft hangen. Immers, die kennis is dané bijzaak, het gaat primair om het behalen van een voldoende en dat kan vaak met oppervlakkig, vluchtig begrip. Wat moeten we precies weten? Wat zijn de minimumeisen aan het projectresulaat? Delete en door.</text:span></text:p>
      <text:p text:style-name="P43">Deze minimalistische strategie leidt er toe dat een deel van de studenten veel minder leert dan zou kunnen. Er is letterlijk sprake van verspilling. Een belangrijk deel van de onderwijs-effort gaat ernaast. Dat is niet de bedoeling van de maatschappelijke investering in onderwijs. Al bij <text:span text:style-name="T79">project 1, op dit moment het lift-project,</text:span> zijn er mogelijkheden om de nieuwsgierigheid expliciet te stimuleren. <text:span text:style-name="T79">Bij studenten die niet van nature “aangedreven worden” door nieuwsgierigheid voor techniek, maar meer door het carriere-perspectief, biedt vooral stimuleren vanuit de praktische toepassing mogelijkheden. Zulke studenten zijn immers al bezig met het moment dat ze bij een bedrijf aan de slag kunnen en vormen zich daarvan een beeld. Hiervan kan meer gebruik worden gemaakt.<text:line-break/><text:line-break/>Wat ben ik aan het maken? Alleen maar een aantal plankjes, met wat knopjes, displays, draadjes, sensoren, Arduino’s en een stappenmotor? Veel studenten maken zelf de stap naar “een lift” niet. </text:span><text:span text:style-name="T80">Er zijn liften in ons gebouw. Hoe werken ze precies? Wat voor strategie volgen ze als op meerdere verdiepingen iemand op de knoppen drukt. Zo iets zou onderwerp van een eenvoudig experiment kunnen zijn, bijvoorbeeld met een goederenlift die op dat moment geen spitsuur heeft. Hoe zit het eigenlijk met energie-verbruik? Kost het niet heel veel energie om elke keer een zware liftkooi op te hijsen? Hier zijn twee didactische standpunten mogelijk:<text:line-break/><text:line-break/>1. Het doet er niet toe hoe een echte lift precies werkt. Maak nu maar wat je minimaal moet maken. Doe je ding, we vinken punten af op ons lijstje en als je houten hokje op en neer gaat en op de juiste plekken stopt, en de displays de juiste cijfers laten zien heb je een voldoende. Zo wordt onbedoeld de minimalistische strategie gestimuleerd en de berekende student geboren. Wat is er minimaal nodig voor een voldoende.</text:span></text:p>
      <text:p text:style-name="P44">2. Leren gaat niet alleen over techniek maar ook over nieuwsgierigheid naar praktische toepassingen. Wat is een echte lift voor ding en hoe werkt hij precies? En dan gaat het om alle aspecten. Het feit dat er dan bijvoorbeeld een contragewicht op en neer gaat is geen bijzaak meer. Het maakt immers deel uit van die echte lift en die staat centraal!<text:line-break/><text:soft-page-break/><text:line-break/>Aanpak 2 is omdenken voor de gepassioneerde ras-technicus. Immers die is vooral geinteresseerd in de knopjes, lampjes, displays, draadjes, compuéters en software. Maar interesse voor het hele praktische <text:span text:style-name="T81">fenomeen “lift”</text:span> is wel een manier om juist de studenten met een meer praktische insteek aan te spreken. <text:span text:style-name="T81">Dit vergt van de docenten dat ze bereid zijn, niet alleen in te gaan op de TI kant van een lift, maar ook op aspecten die in hun ogen “bijzaak” zijn.<text:line-break/><text:line-break/>Automatisering is maar </text:span><text:span text:style-name="T21">één aspect van een lift. Een lift is een materieel ding. Een lift </text:span><text:span text:style-name="T22">vervult een functie voor de gebruikers.</text:span><text:span text:style-name="T21"> Een lift wordt ergens gemaakt. Er wordt aan verdiend. <text:s/>Er werken mensen aan. </text:span><text:span text:style-name="T22">Er is een productielijn. </text:span><text:span text:style-name="T21">Er zijn toeleveranciers</text:span><text:span text:style-name="T22">.</text:span><text:span text:style-name="T21">Veiligheidsvoorschriften. Est</text:span><text:span text:style-name="T22">h</text:span><text:span text:style-name="T21">etiek. </text:span><text:span text:style-name="T22">Kortom allerlei kanten die niet helemaal “techniek” en ook niet helemaal “skills” zijn. En zo komen we vanzelf op uitgangspunt 3.</text:span></text:p>
      <text:h text:style-name="P60" text:outline-level="4">4. Een contextrijke leeromgeving</text:h>
      <text:p text:style-name="P45"><text:span text:style-name="T83">Plezier, nieuwsgierigheid en contextrijkheid gaan hand in hand. Juist studenten bij wie de pure </text:span><text:span text:style-name="T84">techniek</text:span><text:span text:style-name="T83"> niet de voornaamste brug naar interesse is, komt de context te hulp. Interesse in de context is interesse in “waar je het voor doet”. En als je weet waar je het voor doet, is kennis geen overbodige ballast meer maar een zinvolle lading. Dat maakt het een stuk makkelijker kennis te verwerven.</text:span> <text:span text:style-name="T82">Leren uit interesse gaat nu eenmaal veel soepeler dan leren “omdat het moet”. Studenten vellen een snel en automatisch een oordeel: “bal</text:span><text:span text:style-name="T103">l</text:span><text:span text:style-name="T82">ast” of “lading”. En wie ze ballast </text:span><text:span text:style-name="T103">(in hun ogen)</text:span><text:span text:style-name="T82"> probeert op te dringen, raakt onvermijdelijk teleurgesteld. </text:span><text:span text:style-name="T85">Niet dat alle studenten echt kunnen beoordelen wat ba</text:span><text:span text:style-name="T88">l</text:span><text:span text:style-name="T85">last is en wat niet. Daarvoor weten velen nog te weinig van de beroepsprakijk. </text:span><text:span text:style-name="T88">Deze beperking komt aan de orde bij uitgangspunt 5: </text:span><text:span text:style-name="T89">Studeren met eigenaarschap en verantwoordlijkheid.</text:span></text:p>
      <text:p text:style-name="P46"><text:span text:style-name="T87">De b</text:span><text:span text:style-name="T86">eroepspraktijk </text:span><text:span text:style-name="T87">is een deel van de context. Immers, producten spelen niet alleen een rol in het leven van consumenten, maar ook van producenten. </text:span><text:span text:style-name="T90">Hoe meer context bij een project wordt geboden, des te meer zal het een brede groep studenten aanspreken.</text:span></text:p>
      <text:p text:style-name="P46"/>
      <text:p text:style-name="P48">Twee kanttekeningen:</text:p>
      <text:p text:style-name="P46"><text:span text:style-name="T90">Ten eerste zijn er natuurlijk grenzen. Context zonder een significante hoeveelheid harde, technische inhoud mag dan nuttig zijn, onder de vlag </text:span><text:span text:style-name="T91">van </text:span><text:span text:style-name="T90">Technische Informatica hoort het bijbrengen van zulke harde technische kennis en vaardigheden nu eenmaal tot de lading. Voor puur maatschappelijk of bedrijfskundig ge</text:span><text:span text:style-name="T23">ï</text:span><text:span text:style-name="T46">nteresseerden zijn er andere studies.</text:span></text:p>
      <text:p text:style-name="P40"/>
      <text:p text:style-name="P47"><text:span text:style-name="T47">Ten tweede: Als de nadruk vrijwel geheel op de context komt te liggen, verliezen studenten met een sterk technische focus hun interesse. Er zijn natuurlijk studenten die alle context zowiezo maar onzin vinden. Het is niet de bedoeling het onderwijs geheel in te richten op deze eenzijdige gefocuste groep. Een veel grotere groep echter heeft een passie voor techniek en is wel in staat te zien dat een bepaalde mate van engagement met de context nodig is om een goede technicus te zijn, maar ventileert ongezouten zijn ongenoegen als de techniek ondersneeuwt. Hier hebben ze niet voor gekozen. Dat klopt. De pure technici horen ook aan boord thuis. Voor een deel valt dit op te lossen met </text:span><text:soft-page-break/><text:span text:style-name="T47">mogelijkheden tot verdieping. Deze verdieping hoort ook expliciet beoordeeld en gewaardeerd te worden.<text:line-break/><text:line-break/>Bij de lift kan het gaan om een slimme prioritisering van de manier waarop de etages doorlopen worden. Of om meerdere liften die op zinnige wijze samenwerken om mensen zonder omwegen en met zo min mogelijk wachttijd naar de juiste etage te krijgen. Of om een strakke, bijvoorbeeld object geori</text:span><text:span text:style-name="T24">ë</text:span><text:span text:style-name="T47">nteerde, programmeerstijl met een helder, goed gedocumenteerd ontwerp. Of om een elegant protocol, waarbij </text:span><text:span text:style-name="T48">een OSI-achtige lagen-indeling is aangehouden. Of om een speciale faciliteit om voorrang te geven aan urgent gebruik. Belangrijk is dat deze mogelijkheden in de practicum-omschrijving zijn aangegeven en dat de docenten ze op waarde schatten en meenemen in de beoordeling.<text:line-break/><text:line-break/></text:span><text:span text:style-name="T49">Zoals besproken sluiten context en technische verdieping elkaar niet uit. Ze versterken elkaar eerder. Het meenemen van meer context vergroot de mogelijkheden tot verdieping. De voorgestelde </text:span><text:span text:style-name="T50">uitbreidingen van het materiaal met zowel een bredere context van het fenomeen lift als verdieping aan de hand van bijvoorbeeld de gedane suggesties </text:span><text:span text:style-name="T51">voor “extra’s” </text:span><text:span text:style-name="T50">vormen een eenmalige investering in het project.</text:span></text:p>
      <text:p text:style-name="P47"><text:span text:style-name="T50">Daarnaast is aandacht van de docenten voor de context nodig, ook als dat niet hun eigen primaire interesse is. </text:span><text:span text:style-name="T51">Van belang is daarbij dat niet te gauw wordt aangenomen dat een aspect van een echte lift “er voor het project niet toe doet”. Dat is de visie van een techicus pur-sang, sommige studenten hebben dezelfde focus, anderen varen wel bij meer context. </text:span><text:span text:style-name="T50">In ons gebouw bevinden zich diverse liften. Die kunnen op z’n minst grondig bekeken worden, inclusief prioriteits-sleutels, contragewichten en deurbeveiliging. Daarnaast kan een (goederen)lift in overleg met gebouwenbeheer voor experimenten betreffende service-volgorde van etages worden gebruikt. De resultaten kunnen in het project-verslag worden opgenomen en al dan niet worden gebruikt als basis voor een eigen algoritme.<text:line-break/></text:span></text:p>
      <text:h text:style-name="P61" text:outline-level="4">5. Studeren met eigenaarschap en verantwoordelijkheid</text:h>
      <text:p text:style-name="P42">Dit is bij project 1 <text:span text:style-name="T92">voor </text:span><text:span text:style-name="T94">een </text:span><text:span text:style-name="T92">deel van de studenten een beginnend “</text:span>werk in uitvoering”. <text:span text:style-name="T92">Op de middelbare school wordt je over het algemeen eenduidig vertelt wat je moet doen. De enige verantwoordelijkheid is dat je d</text:span><text:span text:style-name="T94">at ook werkelijk min of meer doet</text:span><text:span text:style-name="T92">. Van eigenaarschap is heel vaak geen sprake. Je moet gewoon naar school en daar moet je leren. Of een dergelijke aanpak verstandig is wordt hier in het midden gelaten. Met alle gevolgen die de leerplichtwet heeft gehad is dit mogelijk een negatief bijeffect. Leren is geen gunst maar een plicht. Kinderen in Afrika of India denken daar vaak heel anders over. Maar, zoals gezegd, het is geen manco van de leerlingen maar van het systeem. En iets beters bedenken is niet eenvoudig. </text:span><text:span text:style-name="T93">Voor HBO opleidingen is het een gegeven dat veel van de studenten met een dergelijke mentaliteit binnenkomen, gecombineerd met een deficiet aan basiskennis zoals rekenen en lezen. <text:s/>Studenten hebben tegenwoordig ook vaardigheden, die studenten vroeger niet hadden. Blijft wel het genoemde deficiet. Dit is geen waarde-oordeel, maar een vaststelling die door breed onderzoek en meten wordt ondersteund.</text:span></text:p>
      <text:p text:style-name="P49">Bij project 1 kan een begin worden gemaakt me het aankweken van eigenaarschap en verantwoordelijkheid, maar met mate. Dit is iets dat geleerd moet worden. Een beetje vallen en opstaan <text:s/><text:soft-page-break/>hoort daarbij. Vallen en niet meer opstaan is natuurlijk niet de bedoeling. En dat is wel wat er uiteindelijk wat er met een flink deel van de studenten gebeurt.<text:line-break/><text:line-break/>Centraal staat het begrip “positieve bekrachtiging”. Geef studenten de verantwoordelijkheid die ze aankunnen, maar niet (veel) meer. <text:span text:style-name="T95">Op die manier komen ze in een positieve spiraal: Ik kan dit zelf, ik kan mijzelf managen. </text:span><text:span text:style-name="T96">De hoofdrol is hier weggelegd voor SLC (Studie Loopbaan Coaching). Studenten worden zoveel mogelijk losgelaten maar zijn wel in beeld.<text:line-break/><text:line-break/></text:span><text:span text:style-name="T97">Echt eigenaarschap is voor een deel van de studenten nog te veel gevraagd. </text:span><text:span text:style-name="T98">Naast het aanleren ervan m</text:span><text:span text:style-name="T99">ogen er daarom in project 1 ook externe prikkels zijn. Een voorbeeld daarvan zijn tussendoelen met bijbehorende deadlines. Een ander voorbeeld is, dat er eisen worden gesteld aan de taakverdeling, om te zorgen dat er geen “meelop</text:span><text:span text:style-name="T100">ende wielen” zijn. Zo mag geeist worden dat alle groepsleden tenminste passieve kennis hebben van wat de anderen hebben gemaakt. Dus, specifiek, ook iemand die de software niet zelf geschreven heeft, </text:span><text:span text:style-name="T101">dient</text:span><text:span text:style-name="T100"> deze regel voor regel te kunnen uitleggen. </text:span><text:span text:style-name="T101">En ook iemand die de hardware niet zelf bedraad heeft, dient te kunnen uitleggen wat waarop aangesloten is en waarom. Zelfde geldt voor de volgorde-strategie bij het aandoen van etages en het communicatieprotocol.<text:line-break/><text:line-break/>Deze manier van beoordelen hoeft niet extreem veel tijd te kosten, maar </text:span><text:span text:style-name="T102">15 a 20 minuten per groep</text:span><text:span text:style-name="T101"> is echt het minimum. Daarbij moeten ook individuele vragen gesteld worden, </text:span><text:span text:style-name="T102">waarbij de anderen niet “voorzeggen”. </text:span><text:span text:style-name="T105">Dit is niet alleen controle maar ook zorgen dat studenten zich gezien voelen.</text:span></text:p>
      <text:p text:style-name="P50"/>
      <text:h text:style-name="P53" text:outline-level="2" text:is-list-header="true">Het bank-project</text:h>
      <text:h text:style-name="P56" text:outline-level="3">Wat is <text:s/>het</text:h>
      <text:p text:style-name="P65">Aan het einde van het eerste studiejaar doen TI studenten het bank-project. Ze weten dan al wat meer van hardware en hebben dan behalve de programmeertaal C ook enig Java gehad. Ze hebben al wat ervaring met hoe je een project in principe aanpakt, samenwerkend met andere studenten.<text:line-break/><text:line-break/>Het bank-project gaat over realisatie van een aantal banken met pinautomaten. Elke pin-automaat is via een data-verbinding gekoppeld aan een bank en alle banken zijn aan elkaar gekoppeld in een LAN. De pinautomaat omvat zowel hard- als software aspecten. Het gelduitgifte-systeem is een plek waar de studenten veel creatieve, praktische oplossingen kwijt kunnen. Werk je voor het uitgeven van biljetten met rolletjes? Of met zuigers? Of zijn er nog originele en effectieve alternatieven? Of maak je stiekem je biljetten onopvallend wat dikker, zodat het meer kaartjes dan papiertjes zijn <text:span text:style-name="T106">en makkelijker te manipuleren?</text:span><text:line-break/><text:line-break/>De kast van de uitgifte-automaat is een geliefd <text:span text:style-name="T106">doelwit</text:span> voor lasercutters, 3D printers, lijmpistolen en ander gerei. Daarnaast worden de meeste automaten met zichtbaar plezier voorzien van grappige namen en logo’s.<text:line-break/><text:line-break/><text:span text:style-name="T106">Ieder groepje studenten maakt een bank. Omdat banken met elkaar moeten communiceren is overleg tussen de groepjes over het communicatie-protocol nodig. Vaak neemt een beperkt aantal studenten hierin het voor</text:span><text:span text:style-name="T107">touw. Dat is conform de rea</text:span><text:span text:style-name="T108">liteit. Ook in het “echt” worden dergelijke zaken niet beslist in een brede maatschappelijke disussie.<text:line-break/><text:line-break/></text:span><text:span text:style-name="T109">Een ander aspect van het bank-project is security. Hoe <text:s/>check je de indentiteit van een klant. Hoe zorg je dat de geld-automaten niet meer flappen tappen dan het saldo van de klant rechtvaardigt. En hoe zorg je dat er geen geld wordt weggesluisd door simpelweg het interbankaire dataverkeer te hacken?<text:line-break/><text:line-break/></text:span><text:span text:style-name="T110">De afsluiting van het project is ee</text:span><text:span text:style-name="T111">n</text:span><text:span text:style-name="T110"> happening die gekenmerkt wordt door een combinatie van serieuze spanning en plezier. Studenten mogen proberen elkaars bank te hacken en de robuustheid geldautomaten worden op diverse wijzen op de proef gesteld. </text:span><text:span text:style-name="T111">Techniek- en skillsdocenten lopen rond om het resultaat te beoordelen. Een groot deel van de verdieping is gevuld met leven en gedoe, draadjes, schermpjes. De TI-sfeer op z’n best.</text:span></text:p>
      <text:h text:style-name="P57" text:outline-level="3"><text:span text:style-name="T104">Het project door de bril van de 5 uitgangspunten</text:span></text:h>
      <text:h text:style-name="P62" text:outline-level="4"><text:span text:style-name="T112">1. Studeren met plezier</text:span></text:h>
      <text:p text:style-name="P66"><text:span text:style-name="T112">Vooral op de “slot-happening” is het plezier bij de meesten duidelijk aanwezig. Een belangrijk deel van dat plezier is sociaal plezier. Studenten kijken naar de resultaten van andere groepen en leveren commentaar, vaak met een knipoog. Het contact tussen de docenten en studenten heeft op dat moment </text:span><text:soft-page-break/><text:span text:style-name="T112">een serieus doel, beoordeling, uiteindelijke na een eventuele verbeterslag uitmondend in het al dan niet behalen van studiepunten.</text:span></text:p>
      <text:p text:style-name="P66"><text:span text:style-name="T112">Maar de sfeer is behalve serieus ook informeel. De relatie tussen student en docent is een belangrijk element van deze gebeurtenis. Die kan zich uiten in een opmerking, waaruit blijkt dat docent en student elkaar langer kennen dan vandaag. Of gewoon in een blik of grapje. Of in een serieus coachend verhaal om de student alsnog op het goede spoor te zetten voor een tweede kans. Of in erkenning van het talent of het harde werk dat blijkt uit het resultaat.</text:span></text:p>
      <text:p text:style-name="P67"><text:line-break/><text:span text:style-name="T113">Alleen al de afsluiting van het project draagt op deze manier in belangrijke mate bij aan het studieplezier. Natuurlijk telt voor velen vooral het resultaat. Dat is ook okee. Tenslotte is er sprake van een opleiding met een inhoudelijke doelstelling. Echter bij die doelstelling hoort ook groei van de student als mens. Dat samenwerken behalve resultaatgericht ook gewoon domweg leuk kan zijn en kan leiden tot je verbonden voelen met je eigen groepje en met andere studenten, dat er een prettig soort competetie kan ontstaan en dat je je in een samenwerkings-situate gezien en “at home” kunt voelen is een belangrijke leerervaring en </text:span><text:span text:style-name="T114">vergroot de kans op</text:span><text:span text:style-name="T113"> studiesucces.</text:span></text:p>
      <text:p text:style-name="P67"><text:span text:style-name="T113">Aanwezig zijn, meegenomen wor</text:span><text:span text:style-name="T114">d</text:span><text:span text:style-name="T113">en in de stroom, informeel contact met inbreng van pril, maar groeiend eigen vakmanschap, <text:s/></text:span><text:span text:style-name="T114">het </text:span><text:span text:style-name="T113">zijn allemaal zaken d</text:span><text:span text:style-name="T114">ie net zo belangrijk zijn als de techniek omdat ze een opstap zijn naar plezier in je werk, iets dat nauwelijks op waarde valt te schatten.</text:span></text:p>
      <text:p text:style-name="P67"><text:span text:style-name="T114">Voor de nuttigheidsdenkers: Wie met plezier werkt, levert over het algemeen ook goede resultaten af. Motivatie en inzet zijn hier de sleutelwoorden. Die motivatie is intrinsiek, komt voort uit de activiteit zelf. Een betere motivatie is er niet.</text:span></text:p>
      <text:p text:style-name="P6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1-24T10:56:23.340667225</dc:date>
    <meta:editing-duration>PT6H43M52S</meta:editing-duration>
    <meta:editing-cycles>97</meta:editing-cycles>
    <meta:generator>LibreOffice/7.3.3.2$Linux_X86_64 LibreOffice_project/30$Build-2</meta:generator>
    <meta:document-statistic meta:table-count="1" meta:image-count="0" meta:object-count="0" meta:page-count="11" meta:paragraph-count="98" meta:word-count="4559" meta:character-count="28860" meta:non-whitespace-character-count="24369"/>
  </office:meta>
</office:document-meta>
</file>